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efficients</text:p>
          </table:table-cell>
          <table:table-cell/>
          <table:table-cell office:value-type="string" calcext:value-type="string">
            <text:p>Buffer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-12590" calcext:value-type="float">
            <text:p>-12590</text:p>
          </table:table-cell>
          <table:table-cell/>
          <table:table-cell office:value-type="float" office:value="-128" calcext:value-type="float">
            <text:p>-128</text:p>
          </table:table-cell>
          <table:table-cell table:formula="of:=[.A5]*[.C5]" office:value-type="float" office:value="1611520" calcext:value-type="float">
            <text:p>16115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634" calcext:value-type="float">
            <text:p>-13634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6]*[.C6]" office:value-type="float" office:value="-1731518" calcext:value-type="float">
            <text:p>-173151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019" calcext:value-type="float">
            <text:p>-1401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A7]*[.C7]" office:value-type="float" office:value="14019" calcext:value-type="float">
            <text:p>1401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3633" calcext:value-type="float">
            <text:p>-13633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A8]*[.C8]" office:value-type="float" office:value="13633" calcext:value-type="float">
            <text:p>136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2407" calcext:value-type="float">
            <text:p>-124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9]*[.C9]" office:value-type="float" office:value="-12407" calcext:value-type="float">
            <text:p>-1240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327" calcext:value-type="float">
            <text:p>-1032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10]*[.C10]" office:value-type="float" office:value="-20654" calcext:value-type="float">
            <text:p>-2065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446" calcext:value-type="float">
            <text:p>-744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11]*[.C11]" office:value-type="float" office:value="-22338" calcext:value-type="float">
            <text:p>-2233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879" calcext:value-type="float">
            <text:p>-387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12]*[.C12]" office:value-type="float" office:value="-15516" calcext:value-type="float">
            <text:p>-1551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3]*[.C13]" office:value-type="float" office:value="990" calcext:value-type="float">
            <text:p>99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14]*[.C14]" office:value-type="float" office:value="27330" calcext:value-type="float">
            <text:p>2733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15]*[.C15]" office:value-type="float" office:value="62489" calcext:value-type="float">
            <text:p>624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26" calcext:value-type="float">
            <text:p>1302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16]*[.C16]" office:value-type="float" office:value="104208" calcext:value-type="float">
            <text:p>10420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571" calcext:value-type="float">
            <text:p>1657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17]*[.C17]" office:value-type="float" office:value="149139" calcext:value-type="float">
            <text:p>14913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10" calcext:value-type="float">
            <text:p>193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]*[.C18]" office:value-type="float" office:value="193100" calcext:value-type="float">
            <text:p>19310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42" calcext:value-type="float">
            <text:p>2104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19]*[.C19]" office:value-type="float" office:value="231462" calcext:value-type="float">
            <text:p>23146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642" calcext:value-type="float">
            <text:p>2164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20]*[.C20]" office:value-type="float" office:value="259704" calcext:value-type="float">
            <text:p>25970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42" calcext:value-type="float">
            <text:p>2104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21]*[.C21]" office:value-type="float" office:value="273546" calcext:value-type="float">
            <text:p>27354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310" calcext:value-type="float">
            <text:p>1931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22]*[.C22]" office:value-type="float" office:value="270340" calcext:value-type="float">
            <text:p>27034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71" calcext:value-type="float">
            <text:p>1657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23]*[.C23]" office:value-type="float" office:value="248565" calcext:value-type="float">
            <text:p>24856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026" calcext:value-type="float">
            <text:p>130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24]*[.C24]" office:value-type="float" office:value="208416" calcext:value-type="float">
            <text:p>20841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25]*[.C25]" office:value-type="float" office:value="151759" calcext:value-type="float">
            <text:p>15175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26]*[.C26]" office:value-type="float" office:value="81990" calcext:value-type="float">
            <text:p>8199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27]*[.C27]" office:value-type="float" office:value="3762" calcext:value-type="float">
            <text:p>376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3879" calcext:value-type="float">
            <text:p>-387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28]*[.C28]" office:value-type="float" office:value="-77580" calcext:value-type="float">
            <text:p>-7758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7446" calcext:value-type="float">
            <text:p>-744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29]*[.C29]" office:value-type="float" office:value="-156366" calcext:value-type="float">
            <text:p>-15636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327" calcext:value-type="float">
            <text:p>-103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30]*[.C30]" office:value-type="float" office:value="-227194" calcext:value-type="float">
            <text:p>-22719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12407" calcext:value-type="float">
            <text:p>-1240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31]*[.C31]" office:value-type="float" office:value="-285361" calcext:value-type="float">
            <text:p>-28536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3633" calcext:value-type="float">
            <text:p>-1363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32]*[.C32]" office:value-type="float" office:value="-327192" calcext:value-type="float">
            <text:p>-327192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4019" calcext:value-type="float">
            <text:p>-1401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33]*[.C33]" office:value-type="float" office:value="-350475" calcext:value-type="float">
            <text:p>-350475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3634" calcext:value-type="float">
            <text:p>-1363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34]*[.C34]" office:value-type="float" office:value="-354484" calcext:value-type="float">
            <text:p>-354484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12590" calcext:value-type="float">
            <text:p>-1259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35]*[.C35]" office:value-type="float" office:value="-339930" calcext:value-type="float">
            <text:p>-33993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style-name="ce1" table:formula="of:=SUM([.D5:.D35])" office:value-type="float" office:value="-15043" calcext:value-type="float">
            <text:p>-150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3:49:17.151000000</meta:creation-date>
    <dc:date>2015-10-01T18:56:40.307000000</dc:date>
    <meta:editing-duration>PT2H51M40S</meta:editing-duration>
    <meta:editing-cycles>2</meta:editing-cycles>
    <meta:generator>LibreOffice/4.4.5.2$Windows_x86 LibreOffice_project/a22f674fd25a3b6f45bdebf25400ed2adff0ff99</meta:generator>
    <meta:document-statistic meta:table-count="1" meta:cell-count="130" meta:object-count="0"/>
  </office:meta>
</office:document-meta>
</file>